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style-name="ce14" office:value-type="string" calcext:value-type="string">
            <text:p>rat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 table:number-columns-repeated="16382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 table:number-rows-repeated="104829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22:55:31.1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09T23:06:34.568000000</dc:date>
    <meta:editing-duration>P1DT18H3M43S</meta:editing-duration>
    <meta:editing-cycles>421</meta:editing-cycles>
    <meta:generator>LibreOffice/24.8.3.2$Windows_X86_64 LibreOffice_project/48a6bac9e7e268aeb4c3483fcf825c94556d9f92</meta:generator>
    <meta:document-statistic meta:table-count="1" meta:cell-count="588" meta:object-count="0"/>
  </office:meta>
</office:document-meta>
</file>